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2c1b7"/>
    </style:style>
    <style:style style:name="P2" style:family="paragraph" style:parent-style-name="Standard">
      <style:text-properties officeooo:rsid="0002c1b7" officeooo:paragraph-rsid="0002c1b7"/>
    </style:style>
    <style:style style:name="P3" style:family="paragraph" style:parent-style-name="Standard">
      <style:text-properties fo:font-size="14pt" officeooo:rsid="00041c3a" officeooo:paragraph-rsid="00041c3a" style:font-size-asian="14pt" style:font-size-complex="14pt"/>
    </style:style>
    <style:style style:name="P4" style:family="paragraph" style:parent-style-name="Standard">
      <style:text-properties fo:font-size="14pt" officeooo:rsid="0002c1b7" officeooo:paragraph-rsid="0002c1b7" style:font-size-asian="14pt" style:font-size-complex="14pt"/>
    </style:style>
    <style:style style:name="P5" style:family="paragraph" style:parent-style-name="Standard">
      <style:text-properties fo:font-size="14pt" fo:font-weight="bold" officeooo:rsid="0002c1b7" officeooo:paragraph-rsid="0002c1b7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111111" fo:font-size="14pt" officeooo:rsid="00041c3a" officeooo:paragraph-rsid="00041c3a" style:font-size-asian="14pt" style:font-size-complex="14pt"/>
    </style:style>
    <style:style style:name="P7" style:family="paragraph" style:parent-style-name="Standard">
      <style:text-properties fo:color="#111111" fo:font-size="14pt" officeooo:rsid="0002c1b7" officeooo:paragraph-rsid="0002c1b7" style:font-size-asian="14pt" style:font-size-complex="14pt"/>
    </style:style>
    <style:style style:name="P8" style:family="paragraph" style:parent-style-name="Standard">
      <style:text-properties fo:color="#111111" fo:font-size="14pt" fo:font-weight="bold" officeooo:rsid="00041c3a" officeooo:paragraph-rsid="00041c3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3pt" officeooo:rsid="0002c1b7" officeooo:paragraph-rsid="0002c1b7" style:font-size-asian="13pt" style:font-size-complex="13pt"/>
    </style:style>
    <style:style style:name="T1" style:family="text">
      <style:text-properties fo:font-variant="normal" fo:text-transform="none" fo:color="#111111" style:font-name="source-code-pro" fo:font-size="14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111111" style:font-name="source-code-pro" fo:font-size="14pt" fo:letter-spacing="normal" fo:font-style="normal" loext:padding="0cm" loext:border="none"/>
    </style:style>
    <style:style style:name="T3" style:family="text">
      <style:text-properties fo:font-variant="normal" fo:text-transform="none" fo:color="#111111" style:font-name="source-code-pro" fo:font-size="14pt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<text:span text:style-name="T4">Component :</text:span> <text:s/>Components are independent and reusable units of code in react.js</text:p>
      <text:p text:style-name="P5">--------------</text:p>
      <text:p text:style-name="P4"/>
      <text:p text:style-name="P5">Components are two types</text:p>
      <text:p text:style-name="P5">------------------------------------</text:p>
      <text:p text:style-name="P4">1) Class component</text:p>
      <text:p text:style-name="P4">2) Functional component</text:p>
      <text:p text:style-name="P4"/>
      <text:p text:style-name="P9"/>
      <text:p text:style-name="P4"><text:span text:style-name="T4">Class component : </text:span>Class components should extend React.Component class in react.js</text:p>
      <text:p text:style-name="P4"/>
      <text:p text:style-name="P4">We can pass props to the Class component. We can access props using this.props.propname.</text:p>
      <text:p text:style-name="P4"/>
      <text:p text:style-name="P4">Class component must contain render method which will return jsx.</text:p>
      <text:p text:style-name="P4"/>
      <text:p text:style-name="P3">We need to export Class component inorder to use it in other places.</text:p>
      <text:p text:style-name="P4"/>
      <text:p text:style-name="P5">Basic class component syntax:</text:p>
      <text:p text:style-name="P5">------------------------------------</text:p>
      <text:p text:style-name="P1"><text:span text:style-name="Source_20_Text"><text:span text:style-name="T1"/></text:span></text:p>
      <text:p text:style-name="P1"><text:span text:style-name="Source_20_Text"><text:span text:style-name="T3">class Welcome extends React.Component {</text:span></text:span></text:p>
      <text:p text:style-name="P1"><text:span text:style-name="Source_20_Text"><text:span text:style-name="T3"><text:s text:c="2"/>render() {</text:span></text:span></text:p>
      <text:p text:style-name="P1"><text:span text:style-name="Source_20_Text"><text:span text:style-name="T3"><text:s text:c="4"/>return &lt;h1&gt;Hello, {this.props.name}&lt;/h1&gt;;</text:span></text:span></text:p>
      <text:p text:style-name="P1"><text:span text:style-name="Source_20_Text"><text:span text:style-name="T3"><text:s text:c="2"/>}</text:span></text:span></text:p>
      <text:p text:style-name="P1"><text:span text:style-name="Source_20_Text"><text:span text:style-name="T3">}</text:span></text:span></text:p>
      <text:p text:style-name="P2"/>
      <text:p text:style-name="P2"/>
      <text:p text:style-name="P4"><text:span text:style-name="T4">Functional component :</text:span> <text:s/>Functional components are javascript functions which will return jsx.</text:p>
      <text:p text:style-name="P4"/>
      <text:p text:style-name="P4">We can pass props to the functional component. We can access props using props.propname </text:p>
      <text:p text:style-name="P4"/>
      <text:p text:style-name="P4">property.</text:p>
      <text:p text:style-name="P9"/>
      <text:p text:style-name="P8">const Welcome = () =&gt;</text:p>
      <text:p text:style-name="P8">{</text:p>
      <text:p text:style-name="P8"><text:tab/>return &lt;h1&gt;Hello, {props.name} &lt;/h1&gt;;</text:p>
      <text:p text:style-name="P8">}</text:p>
      <text:p text:style-name="P7"><text:tab/></text:p>
      <text:p text:style-name="P6">We need to export the functional component inorder to use it in other place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9:53:39.518856959</meta:creation-date>
    <dc:date>2021-12-16T10:16:55.852348039</dc:date>
    <meta:editing-duration>PT1M26S</meta:editing-duration>
    <meta:editing-cycles>1</meta:editing-cycles>
    <meta:document-statistic meta:table-count="0" meta:image-count="0" meta:object-count="0" meta:page-count="1" meta:paragraph-count="26" meta:word-count="141" meta:character-count="989" meta:non-whitespace-character-count="860"/>
    <meta:generator>LibreOffice/6.4.7.2$Linux_X86_64 LibreOffice_project/40$Build-2</meta:generator>
  </office:meta>
</office:document-meta>
</file>